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zli" fo:font-size="14pt" officeooo:rsid="0018bc43" officeooo:paragraph-rsid="0018bc43" style:font-size-asian="14pt" style:font-size-complex="14pt"/>
    </style:style>
    <style:style style:name="P2" style:family="paragraph" style:parent-style-name="Standard">
      <style:text-properties style:font-name="Nazli" fo:font-size="14pt" officeooo:rsid="0018f200" officeooo:paragraph-rsid="00371cec" style:font-size-asian="14pt" style:font-size-complex="14pt"/>
    </style:style>
    <style:style style:name="P3" style:family="paragraph" style:parent-style-name="Standard">
      <style:text-properties style:font-name="Nazli" fo:font-size="14pt" officeooo:rsid="001a68eb" officeooo:paragraph-rsid="001a68eb" style:font-size-asian="14pt" style:font-size-complex="14pt"/>
    </style:style>
    <style:style style:name="P4" style:family="paragraph" style:parent-style-name="Standard">
      <style:text-properties style:font-name="Nazli" fo:font-size="14pt" officeooo:rsid="001b2223" officeooo:paragraph-rsid="001b2223" style:font-size-asian="14pt" style:font-size-complex="14pt"/>
    </style:style>
    <style:style style:name="P5" style:family="paragraph" style:parent-style-name="Standard">
      <style:text-properties style:font-name="Nazli" fo:font-size="14pt" officeooo:rsid="001b2223" officeooo:paragraph-rsid="001ead8b" style:font-size-asian="14pt" style:font-size-complex="14pt"/>
    </style:style>
    <style:style style:name="P6" style:family="paragraph" style:parent-style-name="Standard">
      <style:text-properties style:font-name="Nazli" fo:font-size="14pt" officeooo:rsid="001b2223" officeooo:paragraph-rsid="003cf121" style:font-size-asian="14pt" style:font-size-complex="14pt"/>
    </style:style>
    <style:style style:name="P7" style:family="paragraph" style:parent-style-name="Standard">
      <style:text-properties style:font-name="Nazli" fo:font-size="14pt" officeooo:rsid="00208194" officeooo:paragraph-rsid="00208194" style:font-size-asian="14pt" style:font-size-complex="14pt"/>
    </style:style>
    <style:style style:name="P8" style:family="paragraph" style:parent-style-name="Standard">
      <style:text-properties style:font-name="Nazli" fo:font-size="14pt" officeooo:rsid="001ead8b" officeooo:paragraph-rsid="001ead8b" style:font-size-asian="14pt" style:font-size-complex="14pt"/>
    </style:style>
    <style:style style:name="P9" style:family="paragraph" style:parent-style-name="Standard">
      <style:text-properties style:font-name="Nazli" fo:font-size="14pt" officeooo:rsid="0031afe6" officeooo:paragraph-rsid="0031afe6" style:font-size-asian="14pt" style:font-size-complex="14pt"/>
    </style:style>
    <style:style style:name="P10" style:family="paragraph" style:parent-style-name="Standard">
      <style:text-properties style:font-name="Nazli" fo:font-size="14pt" officeooo:rsid="0021dcca" officeooo:paragraph-rsid="0021dcca" style:font-size-asian="14pt" style:font-size-complex="14pt"/>
    </style:style>
    <style:style style:name="P11" style:family="paragraph" style:parent-style-name="Standard">
      <style:text-properties style:font-name="Nazli" fo:font-size="14pt" officeooo:rsid="0023117f" officeooo:paragraph-rsid="0023117f" style:font-size-asian="14pt" style:font-size-complex="14pt"/>
    </style:style>
    <style:style style:name="P12" style:family="paragraph" style:parent-style-name="Standard">
      <style:text-properties style:font-name="Nazli" fo:font-size="14pt" officeooo:rsid="0028509e" officeooo:paragraph-rsid="0028509e" style:font-size-asian="14pt" style:font-size-complex="14pt"/>
    </style:style>
    <style:style style:name="P13" style:family="paragraph" style:parent-style-name="Standard">
      <style:text-properties style:font-name="Nazli" fo:font-size="14pt" officeooo:rsid="0028f1eb" officeooo:paragraph-rsid="0028f1eb" style:font-size-asian="14pt" style:font-size-complex="14pt"/>
    </style:style>
    <style:style style:name="P14" style:family="paragraph" style:parent-style-name="Standard">
      <style:paragraph-properties fo:text-align="center" style:justify-single-word="false"/>
      <style:text-properties style:font-name="Nazli" fo:font-size="14pt" style:font-size-asian="14pt" style:font-size-complex="14pt"/>
    </style:style>
    <style:style style:name="P15" style:family="paragraph" style:parent-style-name="Standard">
      <style:text-properties style:font-name="Nazli" fo:font-size="14pt" officeooo:paragraph-rsid="0018bc43" style:font-size-asian="14pt" style:font-size-complex="14pt"/>
    </style:style>
    <style:style style:name="P16" style:family="paragraph" style:parent-style-name="Standard">
      <style:text-properties style:font-name="Nazli" fo:font-size="14pt" fo:font-weight="bold" officeooo:rsid="002a5da1" officeooo:paragraph-rsid="002a5da1" fo:background-color="transparent" style:font-size-asian="14pt" style:font-weight-asian="bold" style:font-size-complex="14pt" style:font-weight-complex="bold"/>
    </style:style>
    <style:style style:name="P17" style:family="paragraph" style:parent-style-name="Standard">
      <style:text-properties style:font-name="Nazli" fo:font-size="14pt" fo:font-weight="bold" officeooo:rsid="0028f1eb" officeooo:paragraph-rsid="002a5da1" fo:background-color="transparent" style:font-size-asian="14pt" style:font-weight-asian="bold" style:font-size-complex="14pt" style:font-weight-complex="bold"/>
    </style:style>
    <style:style style:name="P18" style:family="paragraph" style:parent-style-name="Standard">
      <style:text-properties style:font-name="Nazli" fo:font-size="14pt" fo:font-weight="bold" officeooo:rsid="002ca38c" officeooo:paragraph-rsid="002ca38c" fo:background-color="transparent" style:font-size-asian="14pt" style:font-weight-asian="bold" style:font-size-complex="14pt" style:font-weight-complex="bold"/>
    </style:style>
    <style:style style:name="P19" style:family="paragraph" style:parent-style-name="Standard">
      <style:text-properties style:font-name="Nazli" fo:font-size="14pt" officeooo:rsid="0028f1eb" officeooo:paragraph-rsid="002ca38c" fo:background-color="transparent" style:font-size-asian="14pt" style:font-size-complex="14pt"/>
    </style:style>
    <style:style style:name="P20" style:family="paragraph" style:parent-style-name="Standard">
      <style:text-properties style:font-name="Nazli" fo:font-size="14pt" officeooo:rsid="002ca38c" officeooo:paragraph-rsid="002ca38c" fo:background-color="transparent" style:font-size-asian="14pt" style:font-size-complex="14pt"/>
    </style:style>
    <style:style style:name="P21" style:family="paragraph" style:parent-style-name="Standard">
      <style:text-properties style:font-name="Nazli" fo:font-size="14pt" officeooo:rsid="002b34ff" officeooo:paragraph-rsid="00662bfe" fo:background-color="transparent" style:font-size-asian="14pt" style:font-size-complex="14pt"/>
    </style:style>
    <style:style style:name="P22" style:family="paragraph" style:parent-style-name="Standard">
      <style:text-properties style:font-name="Nazli" fo:font-size="14pt" officeooo:rsid="002a5da1" officeooo:paragraph-rsid="00620193" fo:background-color="transparent" style:font-size-asian="14pt" style:font-size-complex="14pt"/>
    </style:style>
    <style:style style:name="P23" style:family="paragraph" style:parent-style-name="Standard">
      <style:text-properties style:font-name="Nazli" fo:font-size="14pt" officeooo:rsid="002a5da1" officeooo:paragraph-rsid="0062f8b5" fo:background-color="transparent" style:font-size-asian="14pt" style:font-size-complex="14pt"/>
    </style:style>
    <style:style style:name="P24" style:family="paragraph" style:parent-style-name="Standard">
      <style:text-properties style:font-name="Nazli" fo:font-size="14pt" officeooo:rsid="001b6699" officeooo:paragraph-rsid="001b6699" style:font-size-asian="14pt" style:font-size-complex="14pt"/>
    </style:style>
    <style:style style:name="P25" style:family="paragraph" style:parent-style-name="Standard">
      <style:text-properties style:font-name="Nazli" fo:font-size="14pt" officeooo:rsid="0028509e" officeooo:paragraph-rsid="0028509e" style:font-size-asian="14pt" style:font-size-complex="14pt"/>
    </style:style>
    <style:style style:name="P26" style:family="paragraph" style:parent-style-name="Standard">
      <style:paragraph-properties fo:text-align="center" style:justify-single-word="false"/>
      <style:text-properties style:font-name="Nazli" fo:font-size="14pt" style:font-size-asian="14pt" style:font-size-complex="14pt"/>
    </style:style>
    <style:style style:name="P27" style:family="paragraph" style:parent-style-name="Standard">
      <loext:graphic-properties draw:fill="solid" draw:fill-color="#cfe7f5" draw:fill-image-width="0in" draw:fill-image-height="0in"/>
      <style:paragraph-properties fo:background-color="#cfe7f5"/>
      <style:text-properties style:font-name="Nazli" fo:font-size="16pt" officeooo:rsid="0018f200" officeooo:paragraph-rsid="0028f1eb" style:font-size-asian="16pt" style:font-size-complex="16pt"/>
    </style:style>
    <style:style style:name="P28" style:family="paragraph" style:parent-style-name="Standard">
      <loext:graphic-properties draw:fill="solid" draw:fill-color="#cfe7f5" draw:fill-image-width="0in" draw:fill-image-height="0in"/>
      <style:paragraph-properties fo:background-color="#cfe7f5"/>
      <style:text-properties style:font-name="Nazli" fo:font-size="16pt" officeooo:rsid="0018f200" officeooo:paragraph-rsid="001db058" style:font-size-asian="16pt" style:font-size-complex="16pt"/>
    </style:style>
    <style:style style:name="P29" style:family="paragraph" style:parent-style-name="Standard">
      <loext:graphic-properties draw:fill="solid" draw:fill-color="#cfe7f5" draw:fill-image-width="0in" draw:fill-image-height="0in"/>
      <style:paragraph-properties fo:background-color="#cfe7f5"/>
      <style:text-properties style:font-name="Nazli" fo:font-size="16pt" fo:font-weight="bold" officeooo:rsid="0018f200" officeooo:paragraph-rsid="00223a76" style:font-size-asian="16pt" style:font-weight-asian="bold" style:font-size-complex="16pt" style:font-weight-complex="bold"/>
    </style:style>
    <style:style style:name="P30" style:family="paragraph" style:parent-style-name="Standard">
      <loext:graphic-properties draw:fill="solid" draw:fill-color="#cfe7f5" draw:fill-image-width="0in" draw:fill-image-height="0in"/>
      <style:paragraph-properties fo:background-color="#cfe7f5"/>
      <style:text-properties style:font-name="Nazli" fo:font-size="16pt" fo:font-weight="bold" officeooo:rsid="0018f200" officeooo:paragraph-rsid="001b2223" style:font-size-asian="16pt" style:font-weight-asian="bold" style:font-size-complex="16pt" style:font-weight-complex="bold"/>
    </style:style>
    <style:style style:name="P31" style:family="paragraph" style:parent-style-name="Standard" style:master-page-name="">
      <loext:graphic-properties draw:fill="solid" draw:fill-color="#cfe7f5" draw:fill-image-width="0in" draw:fill-image-height="0in"/>
      <style:paragraph-properties style:page-number="auto" fo:background-color="#cfe7f5" style:shadow="none">
        <style:tab-stops/>
      </style:paragraph-properties>
      <style:text-properties style:font-name="Nazli" fo:font-size="14pt" officeooo:rsid="0066b801" officeooo:paragraph-rsid="0066b801" style:font-size-asian="14pt" style:font-size-complex="14pt"/>
    </style:style>
    <style:style style:name="P32" style:family="paragraph" style:parent-style-name="Standard">
      <loext:graphic-properties draw:fill="solid" draw:fill-color="#cfe7f5" draw:fill-image-width="0in" draw:fill-image-height="0in"/>
      <style:paragraph-properties fo:background-color="#cfe7f5" style:shadow="none">
        <style:tab-stops/>
      </style:paragraph-properties>
      <style:text-properties style:font-name="Nazli" fo:font-size="14pt" fo:font-weight="normal" officeooo:rsid="0066b801" officeooo:paragraph-rsid="0066b801" style:font-size-asian="14pt" style:font-weight-asian="normal" style:font-size-complex="14pt" style:font-weight-complex="normal"/>
    </style:style>
    <style:style style:name="T1" style:family="text">
      <style:text-properties officeooo:rsid="0018bc43"/>
    </style:style>
    <style:style style:name="T2" style:family="text">
      <style:text-properties officeooo:rsid="00217cf3"/>
    </style:style>
    <style:style style:name="T3" style:family="text">
      <style:text-properties officeooo:rsid="002476f2"/>
    </style:style>
    <style:style style:name="T4" style:family="text">
      <style:text-properties officeooo:rsid="002a5da1"/>
    </style:style>
    <style:style style:name="T5" style:family="text">
      <style:text-properties officeooo:rsid="002b34ff"/>
    </style:style>
    <style:style style:name="T6" style:family="text">
      <style:text-properties officeooo:rsid="002e68b6"/>
    </style:style>
    <style:style style:name="T7" style:family="text">
      <style:text-properties fo:font-weight="bold" style:font-weight-asian="bold" style:font-weight-complex="bold"/>
    </style:style>
    <style:style style:name="T8" style:family="text">
      <style:text-properties fo:font-weight="bold" officeooo:rsid="0018bc43" style:font-weight-asian="bold" style:font-weight-complex="bold"/>
    </style:style>
    <style:style style:name="T9" style:family="text">
      <style:text-properties fo:font-weight="bold" officeooo:rsid="00217cf3" style:font-weight-asian="bold" style:font-weight-complex="bold"/>
    </style:style>
    <style:style style:name="T10" style:family="text">
      <style:text-properties fo:font-weight="bold" officeooo:rsid="004541ed" style:font-weight-asian="bold" style:font-weight-complex="bold"/>
    </style:style>
    <style:style style:name="T11" style:family="text">
      <style:text-properties fo:font-weight="bold" officeooo:rsid="00464bfd" style:font-weight-asian="bold" style:font-weight-complex="bold"/>
    </style:style>
    <style:style style:name="T12" style:family="text">
      <style:text-properties fo:font-weight="bold" officeooo:rsid="002b34ff" style:font-weight-asian="bold" style:font-weight-complex="bold"/>
    </style:style>
    <style:style style:name="T13" style:family="text">
      <style:text-properties fo:font-weight="bold" officeooo:rsid="00498841" style:font-weight-asian="bold" style:font-weight-complex="bold"/>
    </style:style>
    <style:style style:name="T14" style:family="text">
      <style:text-properties fo:font-weight="bold" officeooo:rsid="005fa46a" style:font-weight-asian="bold" style:font-weight-complex="bold"/>
    </style:style>
    <style:style style:name="T15" style:family="text">
      <style:text-properties fo:font-weight="bold" officeooo:rsid="00634513" style:font-weight-asian="bold" style:font-weight-complex="bold"/>
    </style:style>
    <style:style style:name="T16" style:family="text">
      <style:text-properties officeooo:rsid="00371cec"/>
    </style:style>
    <style:style style:name="T17" style:family="text">
      <style:text-properties officeooo:rsid="0038f939"/>
    </style:style>
    <style:style style:name="T18" style:family="text">
      <style:text-properties fo:color="#800000"/>
    </style:style>
    <style:style style:name="T19" style:family="text">
      <style:text-properties fo:color="#800000" officeooo:rsid="00404fb1"/>
    </style:style>
    <style:style style:name="T20" style:family="text">
      <style:text-properties fo:color="#800000" fo:font-weight="bold" style:font-weight-asian="bold" style:font-weight-complex="bold"/>
    </style:style>
    <style:style style:name="T21" style:family="text">
      <style:text-properties fo:color="#800000" fo:font-weight="bold" officeooo:rsid="004541ed" style:font-weight-asian="bold" style:font-weight-complex="bold"/>
    </style:style>
    <style:style style:name="T22" style:family="text">
      <style:text-properties fo:color="#800000" officeooo:rsid="0028889d"/>
    </style:style>
    <style:style style:name="T23" style:family="text">
      <style:text-properties fo:color="#800000" officeooo:rsid="003ee2d1"/>
    </style:style>
    <style:style style:name="T24" style:family="text">
      <style:text-properties officeooo:rsid="003cf121"/>
    </style:style>
    <style:style style:name="T25" style:family="text">
      <style:text-properties officeooo:rsid="00404fb1"/>
    </style:style>
    <style:style style:name="T26" style:family="text">
      <style:text-properties officeooo:rsid="00417a39"/>
    </style:style>
    <style:style style:name="T27" style:family="text">
      <style:text-properties officeooo:rsid="00425866"/>
    </style:style>
    <style:style style:name="T28" style:family="text">
      <style:text-properties officeooo:rsid="00464bf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71cec" style:font-style-asian="normal" style:font-weight-asian="bold" style:font-style-complex="normal" style:font-weight-complex="bold"/>
    </style:style>
    <style:style style:name="T31" style:family="text">
      <style:text-properties officeooo:rsid="00498841"/>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16pt" fo:font-weight="bold" officeooo:rsid="00371cec" style:font-size-asian="16pt" style:font-weight-asian="bold" style:font-size-complex="16pt" style:font-weight-complex="bold"/>
    </style:style>
    <style:style style:name="T34" style:family="text">
      <style:text-properties officeooo:rsid="004ccd94"/>
    </style:style>
    <style:style style:name="T35" style:family="text">
      <style:text-properties officeooo:rsid="004d7dea"/>
    </style:style>
    <style:style style:name="T36" style:family="text">
      <style:text-properties officeooo:rsid="0053877c"/>
    </style:style>
    <style:style style:name="T37" style:family="text">
      <style:text-properties officeooo:rsid="005803a4"/>
    </style:style>
    <style:style style:name="T38" style:family="text">
      <style:text-properties officeooo:rsid="005df75b"/>
    </style:style>
    <style:style style:name="T39" style:family="text">
      <style:text-properties officeooo:rsid="005fa46a"/>
    </style:style>
    <style:style style:name="T40" style:family="text">
      <style:text-properties officeooo:rsid="00620193"/>
    </style:style>
    <style:style style:name="T41" style:family="text">
      <style:text-properties officeooo:rsid="0062f8b5"/>
    </style:style>
    <style:style style:name="T42" style:family="text">
      <style:text-properties officeooo:rsid="00662bfe"/>
    </style:style>
    <style:style style:name="T43" style:family="text">
      <style:text-properties fo:font-weight="normal" style:font-weight-asian="normal" style:font-weight-complex="normal"/>
    </style:style>
    <style:style style:name="T44" style:family="text">
      <style:text-properties officeooo:rsid="0069d491"/>
    </style:style>
    <style:style style:name="T45" style:family="text">
      <style:text-properties officeooo:rsid="006b5c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text:span text:style-name="T8">Integrating the output of two genefinders, tRNAscan-SE and Aragorn</text:span></text:p>
      <text:p text:style-name="P14"><text:span text:style-name="T8"/></text:p>
      <text:p text:style-name="P15"><text:span text:style-name="T8">Input: </text:span><text:span text:style-name="T1"><text:s/>Output of tRNAscan and Aragorn on each genome saved as separate files. </text:span></text:p>
      <text:p text:style-name="P1">TSE outputs are read in two different <text:s/>formats: “*.tse.out” and “*.SS.tse.out”</text:p>
      <text:p text:style-name="P1">ARA outputs are read in one format “.ara.out”.</text:p>
      <text:p text:style-name="P1"/>
      <text:p text:style-name="P2"><text:span text:style-name="T33">Script has four</text:span><text:span text:style-name="T32"> functions:</text:span> </text:p>
      <text:p text:style-name="P2"><text:span text:style-name="T30">1. </text:span><text:span text:style-name="T29">Integrate_Tse_Ara</text:span><text:span text:style-name="T30">()</text:span><text:span text:style-name="T29"> </text:span><text:span text:style-name="T30">2. </text:span><text:span text:style-name="T29">making_ara_df</text:span><text:span text:style-name="T30">()</text:span><text:span text:style-name="T29"> </text:span><text:span text:style-name="T30">3. </text:span><text:span text:style-name="T29">making_tse_df</text:span><text:span text:style-name="T30">()</text:span><text:span text:style-name="T29"> <text:s/></text:span><text:span text:style-name="T30">4. </text:span><text:span text:style-name="T29">integrate</text:span><text:span text:style-name="T30">()</text:span><text:span text:style-name="T29"> </text:span><text:span text:style-name="T30">5.</text:span><text:span text:style-name="T29"> formatoutput</text:span><text:span text:style-name="T30">()</text:span></text:p>
      <text:p text:style-name="P3"><text:span text:style-name="T17">F</text:span>or each genome the fallowing pipeline will be r<text:span text:style-name="T16">u</text:span>n to <text:span text:style-name="T34">make</text:span> the integrated gene file.</text:p>
      <text:p text:style-name="P30"><text:span text:style-name="T31">1. </text:span>making_ara_df :</text:p>
      <text:p text:style-name="P4"><text:span text:style-name="T24">This function </text:span>will extract genes’ information found by aragorn <text:span text:style-name="T35">as</text:span> a dataframe format. </text:p>
      <text:p text:style-name="P4">The output will be in a table with columns: </text:p>
      <text:p text:style-name="P4">aragenename , arasourceOrg ,araidentity , aradirection ,arabegin ,araend , araac, arasourceSO, arasourceseq ,arascore ,arageneseq , arageness, <text:span text:style-name="T36">araintronbegin, araintronend, aranote (will be pseudo if gene is marked as pseudo)</text:span></text:p>
      <text:p text:style-name="P24"/>
      <text:p text:style-name="P28"><text:span text:style-name="T13">2. </text:span><text:span text:style-name="T7">making_tse_df:</text:span></text:p>
      <text:p text:style-name="P5"><text:span text:style-name="T24">This function </text:span>will extract the genes’ information found by <text:span text:style-name="T24">tRNAscan</text:span> in a dataframe format.</text:p>
      <text:p text:style-name="P6"><text:span text:style-name="T24">It r</text:span>eads each gene along with its secondary structure from two files: <text:span text:style-name="T1">“*.tse.out” and “*.SS.tse.out”. The output will be in a table with columns:</text:span></text:p>
      <text:p text:style-name="P8"><text:s/>tsegenename, tsesourceOrg, tseidentity, tsedirection, tsebegin, tseend, tseac, tsesourceseq, tsescore, <text:s text:c="10"/>tsegeneseq, tsegeness, tseintronbegin, tseintronend, tseacloc, note</text:p>
      <text:p text:style-name="P9"><text:span text:style-name="T19">NOTE2: We had</text:span><text:span text:style-name="T18"> </text:span><text:span text:style-name="T23">few</text:span><text:span text:style-name="T18"> anticodons </text:span><text:span text:style-name="T23">for genes </text:span><text:span text:style-name="T18">found by ara with four letters like “(gtag)”</text:span> </text:p>
      <text:p text:style-name="P7"><text:span text:style-name="T25">T</text:span>he last <text:span text:style-name="T2">column, </text:span><text:span text:style-name="T9">note</text:span><text:span text:style-name="T2">, will take the value pseudo if the gene is known as Pseudo-gene by tse.</text:span></text:p>
      <text:p text:style-name="P10">If gene is not found by tse, but <text:span text:style-name="T37">it</text:span> is found by aragorn, it will take the value “notfound” <text:span text:style-name="T26">and vice versa.</text:span></text:p>
      <text:p text:style-name="P29"><text:span text:style-name="T31">3. </text:span>integrate:</text:p>
      <text:p text:style-name="P11"><text:span text:style-name="T27">T</text:span>his function will take the tables made by previous two functions <text:span text:style-name="T3">as input. It will switch the start and end positions found by tse, if they are on reverse strand. Using the functions “Granges” and “findOverlaps” which are implemented based on the idea of interval tree to find overlapped genes </text:span><text:soft-page-break/><text:span text:style-name="T3">using their coordinates (sourceseq,position,strand), we found genes that are found by both gene finders (they overlap). These genes are saved in a dataframe called “overlapdf”. Using the function “setdiff” we found genes that are found by only one of the genefinders. Finally, we combine both data as one dataframe called “integrated_Tse_Ara”. At this step another column called “foundby” is added to the table which shows by which genefinder the gene is found. The value for this column can be “both”, “tse”, or “ara”.</text:span></text:p>
      <text:p text:style-name="P12"><text:span text:style-name="T21">G</text:span><text:span text:style-name="T20">eneid</text:span><text:span text:style-name="T18"> at this step is made by SourceOrg + sourceseq + index of gene within that organism(not sourceseq!) </text:span><text:span text:style-name="T22">seprated by “_”.</text:span></text:p>
      <text:p text:style-name="P12"><text:span text:style-name="T22"/></text:p>
      <text:p text:style-name="P27"><text:span text:style-name="T13">4. </text:span><text:span text:style-name="T10">f</text:span><text:span text:style-name="T7">ormatoutput:</text:span></text:p>
      <text:p text:style-name="P13">This function will format the<text:span text:style-name="T7"> integrated_Tse_Ara</text:span> dataframe as a fixed width format to print out. </text:p>
      <text:p text:style-name="P13"><text:span text:style-name="T38">The</text:span> <text:s/>table is printed as four files: <text:span text:style-name="T39">S</text:span><text:span text:style-name="T7">econdaryS.txt, </text:span><text:span text:style-name="T14">I</text:span><text:span text:style-name="T7">dentit</text:span><text:span text:style-name="T14">y</text:span><text:span text:style-name="T7">.txt, </text:span><text:span text:style-name="T14">C</text:span><text:span text:style-name="T7">oordinate.txt, </text:span><text:span text:style-name="T14">I</text:span><text:span text:style-name="T7">ntron.txt. <text:s/></text:span><text:span text:style-name="T4">This is the summery of what each file contains:</text:span></text:p>
      <text:p text:style-name="P16"><text:span text:style-name="T28">1. I</text:span>ntron.txt :</text:p>
      <text:p text:style-name="P22"><text:s text:c="3"/><text:span text:style-name="T40">"GeneId", "TseIntronBegin", "TseIntronEnd", "AraIntronLocStart","AraIntronLocEnd"</text:span></text:p>
      <text:p text:style-name="P17"><text:span text:style-name="T28">2. C</text:span>oordinate.txt:</text:p>
      <text:p text:style-name="P23"><text:s text:c="3"/><text:span text:style-name="T41">"GeneId", "SourceOrg", "SourceSeq", "SourceSO", "Direction","TseBegin","TseEnd", "AraBegin", "AraEnd","Foundby"</text:span></text:p>
      <text:p text:style-name="P19"><text:span text:style-name="T11">3. </text:span><text:span text:style-name="T15">I</text:span><text:span text:style-name="T7">dentit</text:span><text:span text:style-name="T15">y</text:span><text:span text:style-name="T7">.</text:span><text:span text:style-name="T12">txt:</text:span><text:span text:style-name="T5"> </text:span></text:p>
      <text:p text:style-name="P21"><text:s text:c="3"/><text:span text:style-name="T42">"GeneId", "TseIdentity", "AraIdentity", "TseAc", "AraAc", "TseAcLoc", "AraScore","TseScore", "TseNote", "AraNote"</text:span></text:p>
      <text:p text:style-name="P18"><text:span text:style-name="T28">4. S</text:span>econdaryS.txt</text:p>
      <text:p text:style-name="P20"><text:s text:c="4"/>geneid, <text:span text:style-name="T6">tseseq, tsess, araseq, arass</text:span></text:p>
      <text:p text:style-name="P31">At the end of this script there is a function called <text:span text:style-name="T7">summery_table(). </text:span><text:span text:style-name="T43">This function is for making a dataframe table with the four rows for each geneset of:</text:span></text:p>
      <text:p text:style-name="P32">tse2 , ARA, Union(tse2,ARA), Intersection(tse2,ARA)</text:p>
      <text:p text:style-name="P32"><text:span text:style-name="T44">It <text:s/>had</text:span> 35 columns for <text:s/>T (#trnas), N (#nucleotides), N/T, length range, %G, %C, %T, %A, %intron-containing, and the 23 class frequencies including IUPAC aa codes for the 20 elongators(A, C, E, ... , Y), X for initiators, Z for selenocysteine, $ for pseudogenes, ? for sup, # for stop and O for py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12:26.362634811</meta:creation-date>
    <dc:date>2018-09-08T18:18:21.825569133</dc:date>
    <meta:editing-duration>PT2H2M54S</meta:editing-duration>
    <meta:editing-cycles>76</meta:editing-cycles>
    <meta:generator>LibreOffice/5.1.6.2$Linux_X86_64 LibreOffice_project/10m0$Build-2</meta:generator>
    <meta:document-statistic meta:table-count="0" meta:image-count="0" meta:object-count="0" meta:page-count="2" meta:paragraph-count="35" meta:word-count="547" meta:character-count="3694" meta:non-whitespace-character-count="3143"/>
  </office:meta>
</office:document-meta>
</file>